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onaco" svg:font-family="Monaco, Menlo, Consolas, 'Courier Prime', Courier,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1b671" officeooo:paragraph-rsid="0001b671"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1b671" officeooo:paragraph-rsid="0001b671" style:font-weight-asian="normal" style:font-weight-complex="normal"/>
    </style:style>
    <style:style style:name="P3" style:family="paragraph" style:parent-style-name="Standard">
      <style:text-properties style:text-underline-style="none" fo:font-weight="normal" officeooo:rsid="0001b671" officeooo:paragraph-rsid="0001b671" style:font-weight-asian="normal" style:font-weight-complex="normal"/>
    </style:style>
    <style:style style:name="P4" style:family="paragraph" style:parent-style-name="Standard">
      <style:text-properties style:text-underline-style="none" fo:font-weight="normal" officeooo:rsid="00030a88" officeooo:paragraph-rsid="00030a88" style:font-weight-asian="normal" style:font-weight-complex="normal"/>
    </style:style>
    <style:style style:name="P5" style:family="paragraph" style:parent-style-name="Standard">
      <style:text-properties officeooo:paragraph-rsid="0001b671"/>
    </style:style>
    <style:style style:name="P6" style:family="paragraph" style:parent-style-name="Standard">
      <style:text-properties officeooo:paragraph-rsid="00021ecc"/>
    </style:style>
    <style:style style:name="P7" style:family="paragraph" style:parent-style-name="Standard">
      <style:text-properties fo:font-variant="normal" fo:text-transform="none" fo:color="#16191f" style:text-line-through-style="none" style:text-line-through-type="none" style:font-name="Monaco" fo:letter-spacing="normal" fo:font-style="normal" style:text-underline-style="none" fo:font-weight="normal" officeooo:rsid="00030a88" officeooo:paragraph-rsid="00030a88" style:text-blinking="false" fo:background-color="#f2f3f3" style:font-weight-asian="normal" style:font-weight-complex="normal"/>
    </style:style>
    <style:style style:name="T1" style:family="text">
      <style:text-properties style:text-underline-style="none" fo:font-weight="normal" officeooo:rsid="0001b671" style:font-weight-asian="normal" style:font-weight-complex="normal"/>
    </style:style>
    <style:style style:name="T2" style:family="text">
      <style:text-properties style:text-underline-style="none" fo:font-weight="normal" officeooo:rsid="00021ecc" style:font-weight-asian="normal" style:font-weight-complex="normal"/>
    </style:style>
    <style:style style:name="T3" style:family="text">
      <style:text-properties style:text-underline-style="none" fo:font-weight="normal" officeooo:rsid="00030a8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 over CI/CD in Amazon</text:p>
      <text:p text:style-name="P3"/>
      <text:p text:style-name="P3">In deze SIG zullen we een pipeline in Amazone gebruiken voor het aanmaken van objecten in Amazon via Terraform. </text:p>
      <text:p text:style-name="P3"/>
      <text:p text:style-name="P2">Overzicht</text:p>
      <text:p text:style-name="P3">We hebben een grote winkelketen, met meerdere winkels. De kassa's van die winkels leveren bestandjes op, met de layout "artikelnummer, aantal verkocht, bedrag". Bijvoorbeeld:</text:p>
      <text:p text:style-name="P3"/>
      <text:p text:style-name="P3">1234,5,12.30</text:p>
      <text:p text:style-name="P3">98,1,2</text:p>
      <text:p text:style-name="P3"/>
      <text:p text:style-name="P6"><text:span text:style-name="T1">Deze bestanden worden eerst geëncrypt via een key die je in de Key Management Service (KMS) van Amazon terug vindt. Er is een key per winkel. De naam van de key is KeyAMIS1, KeyAMIS2, etc. </text:span><text:span text:style-name="T3">Voor de public keys, zie de bijlage. </text:span><text:span text:style-name="T1">Na het encrypten wordt de inhoud van de file samen met de naam van de winkel (AMIS1, AMIS2, etc) verstuurd naar een API Gateway. Achter de API Gateway zit een Lambda functie </text:span><text:span text:style-name="T2">"ontvang"</text:span><text:span text:style-name="T1">, die de inhoud van de call (dus: winkelnummer + inhoud van het bestand) doorstuurt a</text:span><text:span text:style-name="T2">ls </text:span><text:span text:style-name="T1">AWS-n</text:span><text:span text:style-name="T2">otificatie </text:span><text:span text:style-name="T1">(SNS). Een andere Lambda-fuctie </text:span><text:span text:style-name="T2">"verwerk" verwerkt de inhoud van het bestand: het decrypt de inhoud en zet de inhoud in een DynamoDB-tabel "verkocht". Het werkt ook de voorraad bij in de tabel "voorraad". In deze tabel zie je zowel de werkelijke voorraad als de optimale voorraad.</text:span></text:p>
      <text:p text:style-name="P6"><text:span text:style-name="T2"/></text:p>
      <text:p text:style-name="P6"><text:span text:style-name="T2"><text:s/></text:span></text:p>
      <text:p text:style-name="P5"><text:span text:style-name="T2"/></text:p>
      <text:p text:style-name="P5"><text:span text:style-name="T2"/></text:p>
      <text:p text:style-name="P5"><text:span text:style-name="T1"/></text:p>
      <text:p text:style-name="P5"><text:span text:style-name="T1"/></text:p>
      <text:p text:style-name="P4">============================</text:p>
      <text:p text:style-name="P4">Bijlage: public keys</text:p>
      <text:p text:style-name="P4"/>
      <text:p text:style-name="P4">KeyAMIS1:</text:p>
      <text:p text:style-name="P7">-----BEGIN PUBLIC KEY----- MIIBIjANBgkqhkiG9w0BAQEFAAOCAQ8AMIIBCgKCAQEAsaMndlZeX2jR62z4G2bi IMRzNN/oLQFm2K6PaKSI6BF8sXZb7jZzlJVLx0fE5Mz3q903CpnFFRa7NdJTQJxJ ro9ZegB73kR2UmYWe4qYOuSFh08JNJMNQT4HOoBnQK05hNk3Gr2s5Wku0Sr/qSey OLfN6Qv7b7w95tXUEJgz/ZChTlfxqEsXRM6wn2eaPX2sqzk0uTTD476vSeyoA/Kn r8O/Y/lu+nghVKK7xAwS2cKK3WfVF/CGmfRvRnMH6i4ULZ4HTU07K1Lb0h2yWEo2 RFdeXDIa//U2HpgeLdGxhSJNBQvU0Tql4eY47nCqqkq/dhkVqPwS4Kb4oknSksiX UQIDAQAB -----END PUBLIC KEY-----</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onaco" svg:font-family="Monaco, Menlo, Consolas, 'Courier Prime', Courier,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5T10:28:55.743000000</meta:creation-date>
    <dc:date>2020-03-15T11:31:02.239000000</dc:date>
    <meta:editing-duration>PT30M5S</meta:editing-duration>
    <meta:editing-cycles>1</meta:editing-cycles>
    <meta:document-statistic meta:table-count="0" meta:image-count="0" meta:object-count="0" meta:page-count="1" meta:paragraph-count="12" meta:word-count="208" meta:character-count="1638" meta:non-whitespace-character-count="1441"/>
    <meta:generator>LibreOffice/6.3.5.2$Windows_X86_64 LibreOffice_project/dd0751754f11728f69b42ee2af66670068624673</meta:generator>
  </office:meta>
</office:document-meta>
</file>